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67ee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67eeb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8pt" fo:font-weight="bold" officeooo:rsid="00067eeb" officeooo:paragraph-rsid="00067eeb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style:font-size-asian="8pt" style:font-size-complex="8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style:font-size-asian="8pt" style:font-size-complex="8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67eeb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0a521f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21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2" style:family="paragraph" style:parent-style-name="Standard" style:list-style-name="L3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3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25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000000"/>
    </style:style>
    <style:style style:name="T4" style:family="text">
      <style:text-properties style:font-name="Consolas"/>
    </style:style>
    <style:style style:name="T5" style:family="text">
      <style:text-properties style:font-name="Consolas" fo:font-size="10pt" style:font-size-asian="10pt"/>
    </style:style>
    <style:style style:name="T6" style:family="text">
      <style:text-properties style:font-name="Consolas" fo:font-size="10pt" style:font-size-asian="10pt"/>
    </style:style>
    <style:style style:name="T7" style:family="text">
      <style:text-properties style:font-name="Consolas" fo:font-size="10pt" style:font-size-asian="10pt"/>
    </style:style>
    <style:style style:name="T8" style:family="text">
      <style:text-properties style:font-name="Consolas" fo:font-size="10pt" style:font-size-asian="10pt"/>
    </style:style>
    <style:style style:name="T9" style:family="text">
      <style:text-properties style:font-name="Consolas" fo:font-size="10pt" style:font-size-asian="10pt"/>
    </style:style>
    <style:style style:name="T10" style:family="text">
      <style:text-properties style:font-name="Consolas" fo:font-size="10pt" style:font-size-asian="10pt"/>
    </style:style>
    <style:style style:name="T11" style:family="text">
      <style:text-properties style:font-name="Consolas" fo:font-size="10pt" style:font-size-asian="10pt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16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17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18" style:family="text">
      <style:text-properties officeooo:rsid="000f73f3"/>
    </style:style>
    <style:style style:name="T19" style:family="text">
      <style:text-properties officeooo:rsid="000ba72a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172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4/27/2020</text:p>
      <text:p text:style-name="P19">Java Notes</text:p>
      <text:p text:style-name="P20"/>
      <text:p text:style-name="P16"><text:span text:style-name="T15">LEC </text:span><text:span text:style-name="T16">1</text:span><text:span text:style-name="T15"> – </text:span><text:span text:style-name="T17">H</text:span><text:span text:style-name="T16">ello World</text:span></text:p>
      <text:p text:style-name="P19"/>
      <text:p text:style-name="P19">LEC <text:span text:style-name="T18">2</text:span> - <text:span text:style-name="T19">Variables</text:span></text:p>
      <text:p text:style-name="P11"/>
      <text:p text:style-name="P12"><text:span text:style-name="T4">package p1;</text:span></text:p>
      <text:p text:style-name="P7"/>
      <text:p text:style-name="P8"><text:span text:style-name="T4">public class app {</text:span></text:p>
      <text:p text:style-name="P7"/>
      <text:p text:style-name="P8"><text:span text:style-name="T4"><text:tab/>public static void main(String[] args) {</text:span></text:p>
      <text:p text:style-name="P7"><text:tab/><text:tab/></text:p>
      <text:p text:style-name="P8"><text:span text:style-name="T4"><text:tab/>//Primitive data types - Create variables</text:span></text:p>
      <text:p text:style-name="P7"><text:tab/><text:tab/></text:p>
      <text:p text:style-name="P8"><text:span text:style-name="T4"><text:tab/><text:tab/>int aValue = 42;</text:span></text:p>
      <text:p text:style-name="P8"><text:span text:style-name="T4"><text:tab/><text:tab/>//32 Bit value.Larger range of values.<text:tab/></text:span></text:p>
      <text:p text:style-name="P7"/>
      <text:p text:style-name="P8"><text:span text:style-name="T4"><text:tab/><text:tab/>short aShort = 93;</text:span></text:p>
      <text:p text:style-name="P8"><text:span text:style-name="T4"><text:tab/><text:tab/>//16 bit value. Smaller range of values.<text:tab/></text:span></text:p>
      <text:p text:style-name="P7"/>
      <text:p text:style-name="P8"><text:span text:style-name="T4"><text:tab/><text:tab/>Long aLong = 8304L;</text:span></text:p>
      <text:p text:style-name="P8"><text:span text:style-name="T4"><text:tab/><text:tab/>//64 bit value Very large range of numbers.</text:span></text:p>
      <text:p text:style-name="P7"><text:tab/><text:tab/></text:p>
      <text:p text:style-name="P8"><text:span text:style-name="T4"><text:tab/><text:tab/>double aDouble = 3.4553;</text:span></text:p>
      <text:p text:style-name="P8"><text:span text:style-name="T4"><text:tab/><text:tab/>//64 bit value. Used to define numbers with decimals.</text:span></text:p>
      <text:p text:style-name="P7"><text:tab/><text:tab/></text:p>
      <text:p text:style-name="P8"><text:span text:style-name="T4"><text:tab/><text:tab/>float aFloat = 5.243F;</text:span></text:p>
      <text:p text:style-name="P8"><text:span text:style-name="T4"><text:tab/><text:tab/>/*32 bit value. Used to define numbers with decimals.Less decimal places, </text:span></text:p>
      <text:p text:style-name="P7"><text:tab/><text:tab/> <text:s/>less precise than a double.*/</text:p>
      <text:p text:style-name="P7"><text:tab/><text:tab/></text:p>
      <text:p text:style-name="P8"><text:span text:style-name="T4"><text:tab/><text:tab/>char aChar = 'b';</text:span></text:p>
      <text:p text:style-name="P8"><text:span text:style-name="T4"><text:tab/><text:tab/>//Stores a single character/letter or ASCII values</text:span></text:p>
      <text:p text:style-name="P7"><text:tab/><text:tab/></text:p>
      <text:p text:style-name="P8"><text:span text:style-name="T4"><text:tab/><text:tab/>boolean aBoolean = true;</text:span></text:p>
      <text:p text:style-name="P8"><text:span text:style-name="T4"><text:tab/><text:tab/>//Stores true or false values</text:span></text:p>
      <text:p text:style-name="P7"><text:tab/><text:tab/></text:p>
      <text:p text:style-name="P8"><text:span text:style-name="T4"><text:tab/><text:tab/>byte aByte = 127;</text:span></text:p>
      <text:p text:style-name="P8"><text:span text:style-name="T4"><text:tab/>//The byte data type is an 8-bit signed two's complement integer.(</text:span><text:span text:style-name="T14">min</text:span><text:span text:style-name="T4"> -128, max 127)</text:span></text:p>
      <text:p text:style-name="P7"><text:tab/><text:tab/><text:tab/><text:tab/></text:p>
      <text:p text:style-name="P8"><text:span text:style-name="T4"><text:tab/>//Print variables</text:span></text:p>
      <text:p text:style-name="P8"><text:span text:style-name="T4"><text:tab/><text:tab/>System.out.println(aValue);</text:span></text:p>
      <text:p text:style-name="P8"><text:span text:style-name="T4"><text:tab/><text:tab/>//Prints aValue to the console</text:span></text:p>
      <text:p text:style-name="P7"><text:tab/><text:tab/></text:p>
      <text:p text:style-name="P8"><text:span text:style-name="T4"><text:tab/><text:tab/>System.out.println(aShort);</text:span></text:p>
      <text:p text:style-name="P8"><text:span text:style-name="T4"><text:tab/><text:tab/>//Prints aShort to the console</text:span></text:p>
      <text:p text:style-name="P7"><text:tab/><text:tab/></text:p>
      <text:p text:style-name="P8"><text:span text:style-name="T4"><text:tab/><text:tab/>System.out.println(aLong);</text:span></text:p>
      <text:p text:style-name="P8"><text:span text:style-name="T4"><text:tab/><text:tab/>//Prints aLong to the console</text:span></text:p>
      <text:p text:style-name="P7"><text:tab/><text:tab/></text:p>
      <text:p text:style-name="P8"><text:span text:style-name="T4"><text:tab/><text:tab/>System.out.println(aDouble);</text:span></text:p>
      <text:p text:style-name="P8"><text:span text:style-name="T4"><text:tab/><text:tab/>//prints aDouble to the console</text:span></text:p>
      <text:p text:style-name="P7"><text:tab/><text:tab/></text:p>
      <text:p text:style-name="P8"><text:span text:style-name="T4"><text:tab/><text:tab/>System.out.println(aFloat);</text:span></text:p>
      <text:p text:style-name="P8"><text:span text:style-name="T4"><text:tab/><text:tab/>//prints aFloat to the console</text:span></text:p>
      <text:p text:style-name="P7"><text:tab/><text:tab/></text:p>
      <text:p text:style-name="P8"><text:span text:style-name="T4"><text:tab/><text:tab/>System.out.println(aChar);</text:span></text:p>
      <text:p text:style-name="P8"><text:span text:style-name="T4"><text:tab/><text:tab/>//Prints aChar to the console</text:span></text:p>
      <text:p text:style-name="P7"><text:tab/><text:tab/></text:p>
      <text:p text:style-name="P8"><text:span text:style-name="T4"><text:tab/><text:tab/>System.out.println(aBoolean);</text:span></text:p>
      <text:p text:style-name="P8"><text:span text:style-name="T4"><text:tab/><text:tab/>//prints aBoolean to the console</text:span></text:p>
      <text:p text:style-name="P7"><text:tab/><text:tab/></text:p>
      <text:p text:style-name="P8"><text:span text:style-name="T4"><text:tab/><text:tab/>System.out.println(aByte);</text:span></text:p>
      <text:p text:style-name="P8"><text:soft-page-break/><text:span text:style-name="T4"><text:tab/><text:tab/>//prints aByte to the console</text:span></text:p>
      <text:p text:style-name="P7"><text:tab/><text:tab/></text:p>
      <text:p text:style-name="P7"><text:tab/>}</text:p>
      <text:p text:style-name="P10">}</text:p>
      <text:p text:style-name="P10"><text:span text:style-name="T20"/></text:p>
      <text:p text:style-name="P17">Lec <text:span text:style-name="T18">3</text:span> – <text:span text:style-name="T19">Strings</text:span></text:p>
      <text:p text:style-name="P17"/>
      <text:list xml:id="list1271315999" text:style-name="L1">
        <text:list-item>
          <text:p text:style-name="P21">Don’t always have to use eclipse auto creation for a main method. There is a shortcut, type main and pres CTRL + SPACE and hit Enter.</text:p>
        </text:list-item>
        <text:list-item>
          <text:p text:style-name="P23"><text:span text:style-name="T1"/></text:p>
          <text:p text:style-name="P13"><text:span text:style-name="T5">public</text:span><text:span text:style-name="T5"> </text:span><text:span text:style-name="T5">class</text:span><text:span text:style-name="T5"> </text:span><text:span text:style-name="T5">Application</text:span><text:span text:style-name="T5"> {</text:span></text:p>
        </text:list-item>
      </text:list>
      <text:p text:style-name="P24"/>
      <text:p text:style-name="P26"><text:span text:style-name="T5"><text:tab/></text:span><text:span text:style-name="T5">public</text:span><text:span text:style-name="T5"> </text:span><text:span text:style-name="T5">static</text:span><text:span text:style-name="T5"> </text:span><text:span text:style-name="T5">void</text:span><text:span text:style-name="T5"> </text:span><text:span text:style-name="T5">main</text:span><text:span text:style-name="T5">(</text:span><text:span text:style-name="T5">String</text:span><text:span text:style-name="T5">[] </text:span><text:span text:style-name="T5">args</text:span><text:span text:style-name="T5">) {</text:span></text:p>
      <text:p text:style-name="P26"><text:span text:style-name="T5"><text:tab/><text:tab/></text:span><text:span text:style-name="T5">int</text:span><text:span text:style-name="T5"> </text:span><text:span text:style-name="T5">aNumber</text:span><text:span text:style-name="T5"> = </text:span><text:span text:style-name="T5">9</text:span><text:span text:style-name="T5">;</text:span></text:p>
      <text:p text:style-name="P26"><text:span text:style-name="T5"><text:tab/><text:tab/></text:span><text:span text:style-name="T5">double</text:span><text:span text:style-name="T5"> </text:span><text:span text:style-name="T5">aDouble</text:span><text:span text:style-name="T5"> = </text:span><text:span text:style-name="T5">9.5</text:span><text:span text:style-name="T5">;</text:span></text:p>
      <text:p text:style-name="P26"><text:span text:style-name="T5"><text:tab/><text:tab/></text:span><text:span text:style-name="T5">String</text:span><text:span text:style-name="T5"> </text:span><text:span text:style-name="T5">text</text:span><text:span text:style-name="T5"> = </text:span><text:span text:style-name="T5">"Hi"</text:span><text:span text:style-name="T5">;</text:span></text:p>
      <text:p text:style-name="P26"><text:span text:style-name="T5"><text:tab/><text:tab/></text:span><text:span text:style-name="T5">String</text:span><text:span text:style-name="T5"> </text:span><text:span text:style-name="T5">blank</text:span><text:span text:style-name="T5"> = </text:span><text:span text:style-name="T5">" "</text:span><text:span text:style-name="T5">;</text:span></text:p>
      <text:p text:style-name="P26"><text:span text:style-name="T5"><text:tab/><text:tab/></text:span><text:span text:style-name="T5">String</text:span><text:span text:style-name="T5"> </text:span><text:span text:style-name="T5">moreText</text:span><text:span text:style-name="T5"> = </text:span><text:span text:style-name="T5">"there"</text:span><text:span text:style-name="T5">;</text:span></text:p>
      <text:p text:style-name="P26"><text:span text:style-name="T5"><text:tab/><text:tab/></text:span><text:span text:style-name="T5">String</text:span><text:span text:style-name="T5"> </text:span><text:span text:style-name="T5">hiThere</text:span><text:span text:style-name="T5"> = </text:span><text:span text:style-name="T5">text</text:span><text:span text:style-name="T5"> + </text:span><text:span text:style-name="T5">blank</text:span><text:span text:style-name="T5"> + </text:span><text:span text:style-name="T5">moreText</text:span><text:span text:style-name="T5">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text</text:span><text:span text:style-name="T5">)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text</text:span><text:span text:style-name="T5"> + </text:span><text:span text:style-name="T5">blank</text:span><text:span text:style-name="T5"> + </text:span><text:span text:style-name="T5">moreText</text:span><text:span text:style-name="T5">)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"Hi"</text:span><text:span text:style-name="T5"> + </text:span><text:span text:style-name="T5">" "</text:span><text:span text:style-name="T5"> + </text:span><text:span text:style-name="T5">"there"</text:span><text:span text:style-name="T5">)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hiThere</text:span><text:span text:style-name="T5">);</text:span></text:p>
      <text:p text:style-name="P26"><text:span text:style-name="T5"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"My number: "</text:span><text:span text:style-name="T5"> + </text:span><text:span text:style-name="T5">aNumber</text:span><text:span text:style-name="T5"> + </text:span><text:span text:style-name="T5">" , "</text:span><text:span text:style-name="T5"> + </text:span><text:span text:style-name="T5">aDouble</text:span><text:span text:style-name="T5">);</text:span></text:p>
      <text:list xml:id="list224822883525832" text:continue-numbering="true" text:style-name="L1">
        <text:list-header>
          <text:p text:style-name="P25"><text:span text:style-name="T5"><text:s text:c="5"/>}</text:span></text:p>
        </text:list-header>
        <text:list-item>
          <text:p text:style-name="P21"><text:span text:style-name="T2"/></text:p>
        </text:list-item>
      </text:list>
      <text:p text:style-name="P16"><text:span text:style-name="T21">Lec </text:span><text:span text:style-name="T22">4</text:span><text:span text:style-name="T21"> – </text:span><text:span text:style-name="T23">W</text:span><text:span text:style-name="T22">hile Loops</text:span></text:p>
      <text:list xml:id="list2675339024" text:style-name="L3">
        <text:list-item>
          <text:p text:style-name="P22"><text:span text:style-name="T18">A</text:span>nother good shortcut to indent code. select all code, while selected hit <text:span text:style-name="T3">SHIFT + CTRL + F.</text:span></text:p>
          <text:p text:style-name="P22"><text:span text:style-name="T3"/></text:p>
        </text:list-item>
      </text:list>
      <text:p text:style-name="P14"><text:span text:style-name="T5"><text:s text:c="4"/>public</text:span><text:span text:style-name="T5"> </text:span><text:span text:style-name="T5">class</text:span><text:span text:style-name="T5"> </text:span><text:span text:style-name="T5">MyApp</text:span><text:span text:style-name="T5"> {</text:span></text:p>
      <text:p text:style-name="P27"><text:span text:style-name="T5"><text:tab/></text:span><text:span text:style-name="T5">public</text:span><text:span text:style-name="T5"> </text:span><text:span text:style-name="T5">static</text:span><text:span text:style-name="T5"> </text:span><text:span text:style-name="T5">void</text:span><text:span text:style-name="T5"> </text:span><text:span text:style-name="T5">main</text:span><text:span text:style-name="T5">(</text:span><text:span text:style-name="T5">String</text:span><text:span text:style-name="T5">[] </text:span><text:span text:style-name="T5">args</text:span><text:span text:style-name="T5">) {</text:span></text:p>
      <text:p text:style-name="P27"><text:span text:style-name="T5"><text:tab/><text:tab/></text:span><text:span text:style-name="T5">int</text:span><text:span text:style-name="T5"> </text:span><text:span text:style-name="T5">number</text:span><text:span text:style-name="T5"> = </text:span><text:span text:style-name="T5">23</text:span><text:span text:style-name="T5">;</text:span></text:p>
      <text:p text:style-name="P27"><text:span text:style-name="T5"><text:tab/><text:tab/></text:span></text:p>
      <text:p text:style-name="P27"><text:span text:style-name="T5"><text:tab/><text:tab/></text:span><text:span text:style-name="T5">while</text:span><text:span text:style-name="T5">(</text:span><text:span text:style-name="T5">number</text:span><text:span text:style-name="T5"> &lt; </text:span><text:span text:style-name="T5">34</text:span><text:span text:style-name="T5">) {</text:span></text:p>
      <text:p text:style-name="P27"><text:span text:style-name="T5"><text:tab/><text:tab/><text:tab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</text:span><text:span text:style-name="T5">"Okay"</text:span><text:span text:style-name="T5"> + </text:span><text:span text:style-name="T5">" "</text:span><text:span text:style-name="T5"> + </text:span><text:span text:style-name="T5">number</text:span><text:span text:style-name="T5">);</text:span></text:p>
      <text:p text:style-name="P27"><text:span text:style-name="T5"><text:tab/><text:tab/><text:tab/></text:span><text:span text:style-name="T5">number</text:span><text:span text:style-name="T5"> = </text:span><text:span text:style-name="T5">number</text:span><text:span text:style-name="T5"> + </text:span><text:span text:style-name="T5">2</text:span><text:span text:style-name="T5">;</text:span></text:p>
      <text:p text:style-name="P27"><text:span text:style-name="T5"><text:tab/><text:tab/>}</text:span></text:p>
      <text:p text:style-name="P27"><text:span text:style-name="T5"><text:tab/>}</text:span></text:p>
      <text:p text:style-name="P27"><text:span text:style-name="T5">}</text:span></text:p>
      <text:p text:style-name="P15"/>
      <text:p text:style-name="P17">Lec <text:span text:style-name="T18">5</text:span> – <text:s/><text:span text:style-name="T18">For Loops</text:span></text:p>
      <text:p text:style-name="P17"/>
      <text:p text:style-name="P16"><text:span text:style-name="T21">Lec </text:span><text:span text:style-name="T22">6</text:span><text:span text:style-name="T21"> – </text:span><text:span text:style-name="T23">I</text:span><text:span text:style-name="T22">F Statements</text:span></text:p>
      <text:p text:style-name="P16"><text:span text:style-name="T22"/></text:p>
      <text:p text:style-name="P17">Lec <text:span text:style-name="T18">7</text:span> – <text:span text:style-name="T18">Getting User Input</text:span></text:p>
      <text:p text:style-name="P17"/>
      <text:p text:style-name="P16"><text:soft-page-break/><text:span text:style-name="T21">Lec </text:span><text:span text:style-name="T22">8</text:span><text:span text:style-name="T21"> – </text:span><text:span text:style-name="T23">C</text:span><text:span text:style-name="T22">omments, Variable Scope, Do While Loops</text:span></text:p>
      <text:p text:style-name="P16"><text:span text:style-name="T22"/></text:p>
      <text:p text:style-name="P17">Lec <text:span text:style-name="T18">9</text:span> – <text:span text:style-name="T18">Switch Statements</text:span></text:p>
      <text:p text:style-name="P17"/>
      <text:p text:style-name="P17">Lec <text:span text:style-name="T18">10</text:span> – <text:span text:style-name="T18">Arrays</text:span></text:p>
      <text:p text:style-name="P17"/>
      <text:p text:style-name="P17">Lec <text:span text:style-name="T18">11</text:span> – <text:span text:style-name="T18">Multidimensional Arrays, Nested For Loops</text:span></text:p>
      <text:p text:style-name="P17"/>
      <text:p text:style-name="P17">Lec <text:span text:style-name="T18">12</text:span> – <text:span text:style-name="T18">Classes, Methods, and Objects</text:span></text:p>
      <text:p text:style-name="P17"/>
      <text:p text:style-name="P17">Lec <text:span text:style-name="T18">13</text:span> – <text:span text:style-name="T18">Return Types and Method Parameters</text:span></text:p>
      <text:p text:style-name="P17"/>
      <text:p text:style-name="P16"><text:span text:style-name="T21">Lec </text:span><text:span text:style-name="T22">14</text:span><text:span text:style-name="T21"> – </text:span><text:span text:style-name="T23">C</text:span><text:span text:style-name="T22">onstructors and this vs. this()</text:span></text:p>
      <text:p text:style-name="P16"><text:span text:style-name="T22"/></text:p>
      <text:p text:style-name="P17">Lec <text:span text:style-name="T18">15</text:span> – <text:span text:style-name="T18">Static and Final</text:span></text:p>
      <text:p text:style-name="P17"/>
      <text:p text:style-name="P17">Lec <text:span text:style-name="T18">16</text:span> – <text:span text:style-name="T25">Inheritance and Access Modifiers 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4-27T22:48:21.815000000</dc:date>
    <meta:editing-duration>PT4M47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103" meta:word-count="404" meta:character-count="2619" meta:non-whitespace-character-count="2132"/>
  </office:meta>
</office:document-meta>
</file>